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9900" draw:textarea-horizontal-align="justify" draw:textarea-vertical-align="middle" draw:auto-grow-height="false" fo:min-height="2.29cm" fo:min-width="2.04cm"/>
    </style:style>
    <style:style style:name="gr2" style:family="graphic" style:parent-style-name="objectwithoutfill">
      <style:graphic-properties draw:stroke="dash" draw:stroke-dash="Ultrafine_20_2_20_Dots_20_3_20_Dashes" svg:stroke-color="#3399ff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standard">
      <style:graphic-properties svg:stroke-color="#3333ff" draw:fill-color="#3333ff" draw:textarea-horizontal-align="justify" draw:textarea-vertical-align="middle" draw:auto-grow-height="false" fo:min-height="0.385cm" fo:min-width="0.135cm"/>
    </style:style>
    <style:style style:name="gr5" style:family="graphic" style:parent-style-name="standard">
      <style:graphic-properties svg:stroke-color="#3333ff" draw:fill-color="#3333ff" draw:textarea-horizontal-align="justify" draw:textarea-vertical-align="middle" draw:auto-grow-height="false" fo:min-height="0.199cm" fo:min-width="0cm"/>
    </style:style>
    <style:style style:name="gr6" style:family="graphic" style:parent-style-name="standard">
      <style:graphic-properties svg:stroke-width="0.106cm" svg:stroke-color="#ff3333" draw:marker-start-width="0.358cm" draw:marker-end-width="0.358cm" draw:fill-color="#ff3333" draw:textarea-horizontal-align="justify" draw:textarea-vertical-align="middle" draw:auto-grow-height="false" fo:min-height="0.199cm" fo:min-width="0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00cc00" draw:marker-start-width="0.358cm" draw:marker-end-width="0.358cm" draw:fill-color="#00cc00" draw:textarea-horizontal-align="justify" draw:textarea-vertical-align="middle" draw:auto-grow-height="false" fo:min-height="0.095cm" fo:min-width="0cm" fo:padding-top="0.177cm" fo:padding-bottom="0.177cm" fo:padding-left="0.302cm" fo:padding-right="0.302cm"/>
    </style:style>
    <style:style style:name="gr8" style:family="graphic" style:parent-style-name="standard">
      <style:graphic-properties svg:stroke-width="0.018cm" svg:stroke-color="#000000" draw:marker-start-width="0.226cm" draw:marker-end-width="0.226cm" draw:fill-color="#ffff00" draw:textarea-horizontal-align="justify" draw:textarea-vertical-align="middle" draw:auto-grow-height="false" fo:min-height="0.095cm" fo:min-width="0cm" fo:padding-top="0.133cm" fo:padding-bottom="0.133cm" fo:padding-left="0.258cm" fo:padding-right="0.258cm"/>
    </style:style>
    <style:style style:name="gr9" style:family="graphic" style:parent-style-name="standard">
      <style:graphic-properties svg:stroke-width="0.018cm" svg:stroke-color="#000000" draw:marker-start-width="0.226cm" draw:marker-end-width="0.226cm" draw:fill-color="#ff6600" draw:textarea-horizontal-align="justify" draw:textarea-vertical-align="middle" draw:auto-grow-height="false" fo:min-height="0.183cm" fo:min-width="0cm" fo:padding-top="0.133cm" fo:padding-bottom="0.133cm" fo:padding-left="0.258cm" fo:padding-right="0.258cm"/>
    </style:style>
    <style:style style:name="gr10" style:family="graphic" style:parent-style-name="standard">
      <style:graphic-properties svg:stroke-width="0.018cm" svg:stroke-color="#000000" draw:marker-start-width="0.226cm" draw:marker-end-width="0.226cm" draw:fill-color="#33ff99" draw:textarea-horizontal-align="justify" draw:textarea-vertical-align="middle" draw:auto-grow-height="false" fo:min-height="0.183cm" fo:min-width="0cm" fo:padding-top="0.133cm" fo:padding-bottom="0.133cm" fo:padding-left="0.258cm" fo:padding-right="0.258cm"/>
    </style:style>
    <style:style style:name="gr11" style:family="graphic" style:parent-style-name="standard">
      <style:graphic-properties svg:stroke-width="0.018cm" svg:stroke-color="#000000" draw:marker-start-width="0.226cm" draw:marker-end-width="0.226cm" draw:fill-color="#9933ff" draw:textarea-horizontal-align="justify" draw:textarea-vertical-align="middle" draw:auto-grow-height="false" fo:min-height="0.183cm" fo:min-width="0cm" fo:padding-top="0.133cm" fo:padding-bottom="0.133cm" fo:padding-left="0.258cm" fo:padding-right="0.258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199cm" fo:min-width="0cm"/>
    </style:style>
    <style:style style:name="gr13" style:family="graphic" style:parent-style-name="standard">
      <style:graphic-properties svg:stroke-width="0.106cm" svg:stroke-color="#000000" draw:marker-start-width="0.358cm" draw:marker-end-width="0.358cm" draw:fill-color="#000000" draw:textarea-horizontal-align="justify" draw:textarea-vertical-align="middle" draw:auto-grow-height="false" fo:min-height="0.095cm" fo:min-width="0cm" fo:padding-top="0.177cm" fo:padding-bottom="0.177cm" fo:padding-left="0.302cm" fo:padding-right="0.302cm"/>
    </style:style>
    <style:style style:name="P1" style:family="paragraph">
      <loext:graphic-properties draw:fill-color="#cc99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3333ff"/>
      <style:paragraph-properties fo:text-align="center"/>
    </style:style>
    <style:style style:name="P5" style:family="paragraph">
      <loext:graphic-properties draw:fill-color="#ff3333"/>
      <style:paragraph-properties fo:text-align="center"/>
    </style:style>
    <style:style style:name="P6" style:family="paragraph">
      <loext:graphic-properties draw:fill-color="#00cc00"/>
      <style:paragraph-properties fo:text-align="center"/>
    </style:style>
    <style:style style:name="P7" style:family="paragraph">
      <loext:graphic-properties draw:fill-color="#ffff00"/>
      <style:paragraph-properties fo:text-align="center"/>
    </style:style>
    <style:style style:name="P8" style:family="paragraph">
      <loext:graphic-properties draw:fill-color="#ff6600"/>
      <style:paragraph-properties fo:text-align="center"/>
    </style:style>
    <style:style style:name="P9" style:family="paragraph">
      <loext:graphic-properties draw:fill-color="#33ff99"/>
      <style:paragraph-properties fo:text-align="center"/>
    </style:style>
    <style:style style:name="P10" style:family="paragraph">
      <loext:graphic-properties draw:fill-color="#9933ff"/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33.02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33.02cm" svg:y="33.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0cm" svg:y="33.0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54cm" svg:y1="1.27cm" svg:x2="33.02cm" svg:y2="1.27cm">
          <text:p/>
        </draw:line>
        <draw:line draw:style-name="gr2" draw:text-style-name="P2" draw:layer="layout" svg:x1="2.54cm" svg:y1="34.29cm" svg:x2="33.02cm" svg:y2="34.29cm">
          <text:p/>
        </draw:line>
        <draw:line draw:style-name="gr2" draw:text-style-name="P2" draw:layer="layout" svg:x1="34.29cm" svg:y1="2.538cm" svg:x2="34.29cm" svg:y2="33.018cm">
          <text:p/>
        </draw:line>
        <draw:line draw:style-name="gr2" draw:text-style-name="P2" draw:layer="layout" svg:x1="1.27cm" svg:y1="2.538cm" svg:x2="1.27cm" svg:y2="33.018cm">
          <text:p/>
        </draw:line>
        <draw:frame draw:style-name="gr3" draw:text-style-name="P3" draw:layer="layout" svg:width="15.494cm" svg:height="1.016cm" svg:x="9.964cm" svg:y="34.312cm">
          <draw:text-box>
            <text:p>Support Board.Do not place LEDs In this area.</text:p>
          </draw:text-box>
        </draw:frame>
        <draw:custom-shape draw:style-name="gr4" draw:text-style-name="P4" draw:layer="layout" svg:width="0.635cm" svg:height="0.635cm" svg:x="4.922cm" svg:y="2.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635cm" svg:height="0.635cm" svg:x="12.214cm" svg:y="7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635cm" svg:height="0.635cm" svg:x="25.113cm" svg:y="22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635cm" svg:height="0.635cm" svg:x="22.487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32.693cm" svg:y="27.6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635cm" svg:height="0.635cm" svg:x="14.914cm" svg:y="12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635cm" svg:height="0.635cm" svg:x="19.854cm" svg:y="12.37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635cm" svg:height="0.635cm" svg:x="9.772cm" svg:y="2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635cm" svg:height="0.635cm" svg:x="17.383cm" svg:y="7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635cm" svg:height="0.635cm" svg:x="4.815cm" svg:y="32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635cm" svg:height="0.635cm" svg:x="30.225cm" svg:y="22.7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635cm" svg:height="0.635cm" svg:x="27.543cm" svg:y="17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635cm" svg:height="0.635cm" svg:x="2.181cm" svg:y="27.69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635cm" svg:height="0.635cm" svg:x="14.988cm" svg:y="2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635cm" svg:height="0.635cm" svg:x="22.488cm" svg:y="7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635cm" svg:height="0.635cm" svg:x="32.713cm" svg:y="17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635cm" svg:height="0.635cm" svg:x="25.003cm" svg:y="12.3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635cm" svg:height="0.635cm" svg:x="9.87cm" svg:y="32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635cm" svg:height="0.635cm" svg:x="14.925cm" svg:y="32.69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635cm" svg:height="0.635cm" svg:x="19.839cm" svg:y="2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635cm" svg:height="0.635cm" svg:x="27.597cm" svg:y="7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635cm" svg:height="0.635cm" svg:x="30.097cm" svg:y="12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635cm" svg:height="0.635cm" svg:x="4.696cm" svg:y="22.41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635cm" svg:height="0.635cm" svg:x="7.314cm" svg:y="27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35cm" svg:height="0.635cm" svg:x="32.708cm" svg:y="7.39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35cm" svg:height="0.635cm" svg:x="24.955cm" svg:y="2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35cm" svg:height="0.635cm" svg:x="9.892cm" svg:y="22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35cm" svg:height="0.635cm" svg:x="2.257cm" svg:y="17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35cm" svg:height="0.635cm" svg:x="12.549cm" svg:y="27.63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35cm" svg:height="0.635cm" svg:x="20.029cm" svg:y="32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635cm" svg:height="0.635cm" svg:x="4.89cm" svg:y="12.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635cm" svg:height="0.635cm" svg:x="30.018cm" svg:y="2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635cm" svg:height="0.635cm" svg:x="7.224cm" svg:y="17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635cm" svg:height="0.635cm" svg:x="14.997cm" svg:y="22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635cm" svg:height="0.635cm" svg:x="17.389cm" svg:y="27.7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635cm" svg:height="0.635cm" svg:x="25.029cm" svg:y="32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635cm" svg:height="0.635cm" svg:x="2.181cm" svg:y="7.5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635cm" svg:height="0.635cm" svg:x="9.775cm" svg:y="12.4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635cm" svg:height="0.635cm" svg:x="30.087cm" svg:y="32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635cm" svg:height="0.635cm" svg:x="12.297cm" svg:y="17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635cm" svg:height="0.635cm" svg:x="19.996cm" svg:y="22.71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635cm" svg:height="0.635cm" svg:x="22.514cm" svg:y="27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635cm" svg:height="0.635cm" svg:x="7.219cm" svg:y="7.32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0.635cm" svg:height="0.635cm" svg:x="17.474cm" svg:y="17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0.635cm" svg:height="0.635cm" svg:x="27.662cm" svg:y="27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5.494cm" svg:height="1.016cm" svg:x="2.907cm" svg:y="0cm">
          <draw:text-box>
            <text:p>View from top. Control panel is on this side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.56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0T04:40:01.214000000</meta:creation-date>
    <dc:date>2017-04-22T14:31:03.645000000</dc:date>
    <meta:editing-duration>P1DT7H15M44S</meta:editing-duration>
    <meta:editing-cycles>10</meta:editing-cycles>
    <meta:generator>LibreOffice/5.1.0.3$Windows_x86 LibreOffice_project/5e3e00a007d9b3b6efb6797a8b8e57b51ab1f737</meta:generator>
    <meta:document-statistic meta:object-count="55"/>
  </office:meta>
</office:document-meta>
</file>